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45mm"/>
    </style:style>
    <style:style style:name="co2" style:family="table-column">
      <style:table-column-properties fo:break-before="auto" style:column-width="43.92mm"/>
    </style:style>
    <style:style style:name="co3" style:family="table-column">
      <style:table-column-properties fo:break-before="auto" style:column-width="24.08mm"/>
    </style:style>
    <style:style style:name="co4" style:family="table-column">
      <style:table-column-properties fo:break-before="auto" style:column-width="19.31mm"/>
    </style:style>
    <style:style style:name="co5" style:family="table-column">
      <style:table-column-properties fo:break-before="auto" style:column-width="38.1mm"/>
    </style:style>
    <style:style style:name="ro1" style:family="table-row">
      <style:table-row-properties style:row-height="19.3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18.5mm" fo:break-before="auto" style:use-optimal-row-height="false"/>
    </style:style>
    <style:style style:name="ro4" style:family="table-row">
      <style:table-row-properties style:row-height="5.29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31.6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1001" table:default-cell-style-name="Default"/>
        <table:table-row table:style-name="ro1">
          <table:table-cell table:style-name="ce1">
            <office:annotation draw:style-name="gr1" draw:text-style-name="P2" svg:width="175.68mm" svg:height="33.61mm" svg:x="57.41mm" svg:y="7.27mm" draw:caption-point-x="-4.07mm" draw:caption-point-y="-7.17mm">
              <dc:date>2016-11-25T00:00:00</dc:date>
              <text:p text:style-name="P1"><text:span text:style-name="T1">Οι οδηγίες είναι:</text:span></text:p>
              <text:p text:style-name="P1"><text:span text:style-name="T1">Να συμπληρώσετε τον πίνακα, τον οποίο μπορείτε να βρείτε στο επισυναπτόμενο αρχείο ή να τον κατεβάσετε από εδώ: https://goo.gl/iaHK3N.</text:span></text:p>
              <text:p text:style-name="P1"><text:span text:style-name="T1"/></text:p>
              <text:p text:style-name="P1"><text:span text:style-name="T1">Χρησιμοποιήστε έναν άσπρο κύκλο στο αντίστοιχο τετράγωνο όταν μια έννοια εισάγεται επιφανειακά και έναν μαύρο κύκλο όταν μια έννοια καλύπτεται σε μεγαλύτερο βάθος. Αν κρίνετε ότι υπάρχουν επιπρόσθετες προγραμματιστικές έννοιες που αξίζει να συμπεριληφθούν, προσθέστε επιπλέον γραμμές στον πίνακά σας.</text:span></text:p>
              <text:p text:style-name="P1"><text:span text:style-name="T1"><text:tab/></text:span><text:span text:style-name="T1">-Yannis Charitakis</text:span></text:p>
            </office:annotation>
          </table:table-cell>
          <table:table-cell table:style-name="ce3" office:value-type="string" calcext:value-type="string">
            <text:p>5 sailors, a monkey and coconuts</text:p>
          </table:table-cell>
          <table:table-cell table:style-name="ce1" table:number-columns-repeated="21"/>
          <table:table-cell table:number-columns-repeated="1001"/>
        </table:table-row>
        <table:table-row table:style-name="ro2">
          <table:table-cell table:style-name="ce2" office:value-type="string" calcext:value-type="string">
            <text:p>ακολουθία</text:p>
          </table:table-cell>
          <table:table-cell table:style-name="ce4" office:value-type="string" calcext:value-type="string">
            <text:p>●</text:p>
          </table:table-cell>
          <table:table-cell table:style-name="ce2" table:number-columns-repeated="2"/>
          <table:table-cell table:style-name="ce4" office:value-type="string" calcext:value-type="string">
            <text:p>●</text:p>
          </table:table-cell>
          <table:table-cell table:style-name="ce2" office:value-type="string" calcext:value-type="string">
            <text:p>καλύπτεται σε βάθος</text:p>
          </table:table-cell>
          <table:table-cell table:style-name="ce2" table:number-columns-repeated="17"/>
          <table:table-cell table:number-columns-repeated="1001"/>
        </table:table-row>
        <table:table-row table:style-name="ro2">
          <table:table-cell table:style-name="ce2" office:value-type="string" calcext:value-type="string">
            <text:p>μεταβλητές</text:p>
          </table:table-cell>
          <table:table-cell table:style-name="ce4" office:value-type="string" calcext:value-type="string">
            <text:p>○</text:p>
          </table:table-cell>
          <table:table-cell table:style-name="ce2" table:number-columns-repeated="2"/>
          <table:table-cell table:style-name="ce4" office:value-type="string" calcext:value-type="string">
            <text:p>○</text:p>
          </table:table-cell>
          <table:table-cell table:style-name="ce2" office:value-type="string" calcext:value-type="string">
            <text:p>εισάγεται επιφανειακά</text:p>
          </table:table-cell>
          <table:table-cell table:style-name="ce2" table:number-columns-repeated="17"/>
          <table:table-cell table:number-columns-repeated="1001"/>
        </table:table-row>
        <table:table-row table:style-name="ro2">
          <table:table-cell table:style-name="ce2" office:value-type="string" calcext:value-type="string">
            <text:p>επιλογή</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επανάληψη</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λογικοί τελεστές</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δομές δεδομένων</text:p>
          </table:table-cell>
          <table:table-cell table:style-name="ce4"/>
          <table:table-cell table:style-name="ce2" table:number-columns-repeated="21"/>
          <table:table-cell table:number-columns-repeated="1001"/>
        </table:table-row>
        <table:table-row table:style-name="ro2">
          <table:table-cell table:style-name="ce2" office:value-type="string" calcext:value-type="string">
            <text:p>συναρτήσεις</text:p>
          </table:table-cell>
          <table:table-cell table:style-name="ce4"/>
          <table:table-cell table:style-name="ce2" table:number-columns-repeated="21"/>
          <table:table-cell table:number-columns-repeated="1001"/>
        </table:table-row>
        <table:table-row table:style-name="ro2">
          <table:table-cell table:style-name="ce2" table:number-columns-repeated="23"/>
          <table:table-cell table:number-columns-repeated="1001"/>
        </table:table-row>
        <table:table-row table:style-name="ro2">
          <table:table-cell table:style-name="ce2" office:value-type="string" calcext:value-type="string">
            <text:p>βιβλιοθήκες</text:p>
          </table:table-cell>
          <table:table-cell table:style-name="ce2" table:number-columns-repeated="22"/>
          <table:table-cell table:number-columns-repeated="1001"/>
        </table:table-row>
        <table:table-row table:style-name="ro2">
          <table:table-cell table:style-name="ce2" office:value-type="string" calcext:value-type="string">
            <text:p>αριθμητικοί τελεστές</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λογικές πράξεις</text:p>
          </table:table-cell>
          <table:table-cell table:style-name="ce2" table:number-columns-repeated="22"/>
          <table:table-cell table:number-columns-repeated="1001"/>
        </table:table-row>
        <table:table-row table:style-name="ro2">
          <table:table-cell table:style-name="ce2" office:value-type="string" calcext:value-type="string">
            <text:p>εισαγωγή δεδομένων</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table:number-columns-repeated="23"/>
          <table:table-cell table:number-columns-repeated="1001"/>
        </table:table-row>
        <table:table-row table:style-name="ro3">
          <table:table-cell table:style-name="ce2" office:value-type="string" calcext:value-type="string">
            <text:p>αυξημένης</text:p>
            <text:p>πολυπλοκότητας </text:p>
            <text:p>αλγόριθμοι</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number-rows-repeated="985">
          <table:table-cell table:style-name="ce2" table:number-columns-repeated="23"/>
          <table:table-cell table:number-columns-repeated="1001"/>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el" number:country="G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13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08:10:59.43736712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6-11-30T08:13:23.373923732</dc:date>
    <meta:editing-duration>PT2M24S</meta:editing-duration>
    <meta:editing-cycles>1</meta:editing-cycles>
    <meta:document-statistic meta:table-count="1" meta:cell-count="25" meta:object-count="0"/>
  </office:meta>
</office:document-meta>
</file>